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_5f_1">
      <style:graphic-properties draw:stroke="none" svg:stroke-color="#000000" draw:fill-color="#ffffff" draw:textarea-horizontal-align="justify" draw:textarea-vertical-align="middle" draw:auto-grow-height="false" fo:min-height="0.65cm" fo:min-width="4.7cm"/>
      <style:paragraph-properties style:writing-mode="lr-tb"/>
    </style:style>
    <style:style style:name="gr2" style:family="graphic" style:parent-style-name="objectwithoutfill">
      <style:graphic-properties draw:stroke="dash" draw:stroke-dash="Double_20_Dash_20_Dot_20_Dot" svg:stroke-width="0.05cm" svg:stroke-color="#000000" draw:marker-start-width="0.28cm" draw:marker-end-width="0.28cm" draw:fill="solid" draw:textarea-vertical-align="middle" fo:padding-top="0.15cm" fo:padding-bottom="0.15cm" fo:padding-left="0.275cm" fo:padding-right="0.275cm"/>
    </style:style>
    <style:style style:name="gr3" style:family="graphic" style:parent-style-name="Standard_5f_1">
      <style:graphic-properties draw:stroke="none" svg:stroke-color="#000000" draw:fill="none" draw:fill-color="#ffffff" draw:textarea-horizontal-align="justify" draw:textarea-vertical-align="middle" draw:auto-grow-height="false" fo:min-height="0.55cm" fo:min-width="2.4cm"/>
      <style:paragraph-properties style:writing-mode="lr-tb"/>
    </style:style>
    <style:style style:name="gr4" style:family="graphic" style:parent-style-name="Standard_5f_1">
      <style:graphic-properties draw:stroke="none" svg:stroke-color="#000000" draw:fill-color="#ffffff" draw:textarea-horizontal-align="justify" draw:textarea-vertical-align="middle" draw:auto-grow-height="false" fo:min-height="0.55cm" fo:min-width="2.4cm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dee6ef" fo:min-height="1.75cm" draw:shadow="visible" draw:shadow-color="#cccccc"/>
      <style:paragraph-properties style:writing-mode="lr-tb"/>
    </style:style>
    <style:style style:name="gr6" style:family="graphic" style:parent-style-name="Standard_5f_1">
      <style:graphic-properties draw:stroke="none" svg:stroke-color="#000000" draw:fill="none" draw:fill-color="#ffffff" draw:textarea-horizontal-align="justify" draw:textarea-vertical-align="middle" draw:auto-grow-height="false" fo:min-height="0.55cm" fo:min-width="3cm"/>
      <style:paragraph-properties style:writing-mode="lr-tb"/>
    </style:style>
    <style:style style:name="gr7" style:family="graphic" style:parent-style-name="standard">
      <style:graphic-properties draw:stroke="solid" svg:stroke-color="#000000" draw:fill="solid" draw:fill-color="#ffd7d7" fo:min-height="1.25cm" draw:shadow="visible" draw:shadow-color="#cccccc"/>
      <style:paragraph-properties style:writing-mode="lr-tb"/>
    </style:style>
    <style:style style:name="gr8" style:family="graphic" style:parent-style-name="standard">
      <style:graphic-properties draw:stroke="solid" svg:stroke-color="#000000" draw:fill="solid" draw:fill-color="#ffd7d7" fo:min-height="1.166cm" draw:shadow="visible" draw:shadow-color="#cccccc"/>
      <style:paragraph-properties style:writing-mode="lr-tb"/>
    </style:style>
    <style:style style:name="gr9" style:family="graphic" style:parent-style-name="Standard_5f_1">
      <style:graphic-properties svg:stroke-color="#000000" draw:fill-color="#e8f2a1" draw:textarea-horizontal-align="justify" draw:textarea-vertical-align="top" draw:auto-grow-height="false" fo:min-height="4.85cm" fo:min-width="14.4cm"/>
      <style:paragraph-properties style:writing-mode="lr-tb"/>
    </style:style>
    <style:style style:name="gr10" style:family="graphic" style:parent-style-name="Standard_5f_1">
      <style:graphic-properties svg:stroke-color="#000000" draw:fill-color="#ffd8ce" draw:textarea-horizontal-align="justify" draw:textarea-vertical-align="middle" draw:auto-grow-height="false" fo:min-height="0.65cm" fo:min-width="3.5cm"/>
      <style:paragraph-properties style:writing-mode="lr-tb"/>
    </style:style>
    <style:style style:name="gr11" style:family="graphic" style:parent-style-name="Standard_5f_1">
      <style:graphic-properties svg:stroke-color="#000000" draw:fill-color="#ffffd7" draw:textarea-horizontal-align="justify" draw:textarea-vertical-align="middle" draw:auto-grow-height="false" fo:min-height="1.25cm" fo:min-width="2.4cm"/>
      <style:paragraph-properties style:writing-mode="lr-tb"/>
    </style:style>
    <style:style style:name="gr12" style:family="graphic" style:parent-style-name="Standard_5f_1">
      <style:graphic-properties draw:stroke="none" svg:stroke-color="#000000" draw:fill-color="#ffffff" draw:textarea-horizontal-align="justify" draw:textarea-vertical-align="middle" draw:auto-grow-height="false" fo:min-height="0.55cm" fo:min-width="5.1cm"/>
      <style:paragraph-properties style:writing-mode="lr-tb"/>
    </style:style>
    <style:style style:name="gr13" style:family="graphic" style:parent-style-name="Standard_5f_1">
      <style:graphic-properties draw:stroke="none" svg:stroke-color="#000000" draw:fill-color="#ffffff" draw:textarea-horizontal-align="justify" draw:textarea-vertical-align="middle" draw:auto-grow-height="false" fo:min-height="0.55cm" fo:min-width="10.6cm"/>
      <style:paragraph-properties style:writing-mode="lr-tb"/>
    </style:style>
    <style:style style:name="gr14" style:family="graphic" style:parent-style-name="Standard_5f_1">
      <style:graphic-properties svg:stroke-color="#000000" draw:fill-color="#b4c7dc" draw:textarea-horizontal-align="justify" draw:textarea-vertical-align="middle" draw:auto-grow-height="false" fo:min-height="1.25cm" fo:min-width="2.8cm"/>
      <style:paragraph-properties style:writing-mode="lr-tb"/>
    </style:style>
    <style:style style:name="gr15" style:family="graphic" style:parent-style-name="Standard_5f_1">
      <style:graphic-properties svg:stroke-color="#000000" draw:fill-color="#b4c7dc" draw:textarea-horizontal-align="justify" draw:textarea-vertical-align="middle" draw:auto-grow-height="false" fo:min-height="1.25cm" fo:min-width="2.4cm"/>
      <style:paragraph-properties style:writing-mode="lr-tb"/>
    </style:style>
    <style:style style:name="gr16" style:family="graphic" style:parent-style-name="objectwithoutfill">
      <style:graphic-properties svg:stroke-color="#000000" draw:marker-start="" draw:marker-end="Arrow" draw:marker-end-width="0.3cm" draw:fill="solid" draw:textarea-vertical-align="middle"/>
    </style:style>
    <style:style style:name="gr17" style:family="graphic" style:parent-style-name="objectwithoutfill">
      <style:graphic-properties draw:stroke="solid" draw:stroke-dash="Long_20_Dot" svg:stroke-color="#000000" draw:marker-start="" draw:marker-end="Arrow" draw:marker-end-width="0.3cm" draw:fill="solid" draw:textarea-vertical-align="middle"/>
    </style:style>
    <style:style style:name="gr18" style:family="graphic" style:parent-style-name="Standard_5f_1">
      <style:graphic-properties draw:stroke="none" svg:stroke-color="#000000" draw:fill="none" draw:fill-color="#ffffff" draw:textarea-horizontal-align="justify" draw:textarea-vertical-align="middle" draw:auto-grow-height="false" fo:min-height="0.55cm" fo:min-width="3.2cm"/>
      <style:paragraph-properties style:writing-mode="lr-tb"/>
    </style:style>
    <style:style style:name="gr19" style:family="graphic" style:parent-style-name="Standard_5f_1">
      <style:graphic-properties draw:stroke="none" svg:stroke-color="#000000" draw:fill="none" draw:fill-color="#ffffff" draw:textarea-horizontal-align="justify" draw:textarea-vertical-align="middle" draw:auto-grow-height="false" fo:min-height="0.55cm" fo:min-width="2.9cm"/>
      <style:paragraph-properties style:writing-mode="lr-tb"/>
    </style:style>
    <style:style style:name="gr20" style:family="graphic" style:parent-style-name="Standard_5f_1">
      <style:graphic-properties svg:stroke-color="#000000" draw:fill-color="#ffd8ce" draw:textarea-horizontal-align="justify" draw:textarea-vertical-align="middle" draw:auto-grow-height="false" fo:min-height="1.15cm" fo:min-width="4.3cm"/>
      <style:paragraph-properties style:writing-mode="lr-tb"/>
    </style:style>
    <style:style style:name="gr21" style:family="graphic" style:parent-style-name="Standard_5f_1">
      <style:graphic-properties svg:stroke-color="#000000" draw:fill-color="#d4ea6b" draw:textarea-horizontal-align="justify" draw:textarea-vertical-align="middle" draw:auto-grow-height="false" fo:min-height="1.85cm" fo:min-width="4.7cm"/>
      <style:paragraph-properties style:writing-mode="lr-tb"/>
    </style:style>
    <style:style style:name="gr22" style:family="graphic" style:parent-style-name="standard">
      <style:graphic-properties svg:stroke-color="#000000" draw:fill="solid" draw:fill-color="#ffffd7" draw:textarea-horizontal-align="justify" draw:textarea-vertical-align="middle" draw:auto-grow-height="false" fo:min-height="1.826cm" fo:min-width="2.876cm"/>
      <style:paragraph-properties style:writing-mode="lr-tb"/>
    </style:style>
    <style:style style:name="gr23" style:family="graphic" style:parent-style-name="Standard_5f_1">
      <style:graphic-properties svg:stroke-color="#000000" draw:fill-color="#ffffd7" draw:textarea-horizontal-align="justify" draw:textarea-vertical-align="middle" draw:auto-grow-height="false" fo:min-height="1.75cm" fo:min-width="2.4cm"/>
      <style:paragraph-properties style:writing-mode="lr-tb"/>
    </style:style>
    <style:style style:name="gr24" style:family="graphic" style:parent-style-name="objectwithoutfill">
      <style:graphic-properties svg:stroke-color="#000000" draw:marker-start="" draw:marker-start-width="0.3cm" draw:marker-end="Arrow" draw:marker-end-width="0.3cm" draw:fill="solid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05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/>
      <style:paragraph-properties style:writing-mode="lr-tb"/>
    </style:style>
    <style:style style:name="gr27" style:family="graphic" style:parent-style-name="Standard_5f_1">
      <style:graphic-properties svg:stroke-color="#000000" draw:fill-color="#e0c2cd" draw:textarea-horizontal-align="justify" draw:textarea-vertical-align="middle" draw:auto-grow-height="false" fo:min-height="1.75cm" fo:min-width="2.4cm"/>
      <style:paragraph-properties style:writing-mode="lr-tb"/>
    </style:style>
    <style:style style:name="gr28" style:family="graphic" style:parent-style-name="Standard_5f_1">
      <style:graphic-properties svg:stroke-color="#000000" draw:fill-color="#e0c2cd" draw:textarea-horizontal-align="justify" draw:textarea-vertical-align="middle" draw:auto-grow-height="false" fo:min-height="1.25cm" fo:min-width="2.4cm"/>
      <style:paragraph-properties style:writing-mode="lr-tb"/>
    </style:style>
    <style:style style:name="gr29" style:family="graphic" style:parent-style-name="Standard_5f_1">
      <style:graphic-properties svg:stroke-color="#000000" draw:fill-color="#ffffff" draw:textarea-horizontal-align="justify" draw:textarea-vertical-align="middle" draw:auto-grow-height="false" fo:min-height="0.65cm" fo:min-width="2.4cm"/>
      <style:paragraph-properties style:writing-mode="lr-tb"/>
    </style:style>
    <style:style style:name="gr30" style:family="graphic" style:parent-style-name="Standard_5f_1">
      <style:graphic-properties svg:stroke-color="#000000" draw:fill-color="#ffffff" draw:textarea-horizontal-align="justify" draw:textarea-vertical-align="middle" draw:auto-grow-height="false" fo:min-height="1.25cm" fo:min-width="3.5cm"/>
      <style:paragraph-properties style:writing-mode="lr-tb"/>
    </style:style>
    <style:style style:name="gr31" style:family="graphic" style:parent-style-name="Standard_5f_1">
      <style:graphic-properties svg:stroke-color="#000000" draw:fill-color="#ffffff" draw:textarea-horizontal-align="justify" draw:textarea-vertical-align="middle" draw:auto-grow-height="false" fo:min-height="0.75cm" fo:min-width="2.4cm"/>
      <style:paragraph-properties style:writing-mode="lr-tb"/>
    </style:style>
    <style:style style:name="gr32" style:family="graphic" style:parent-style-name="Standard_5f_1">
      <style:graphic-properties svg:stroke-color="#000000" draw:fill-color="#ffffff" draw:textarea-horizontal-align="justify" draw:textarea-vertical-align="middle" draw:auto-grow-height="false" fo:min-height="1.25cm" fo:min-width="2.4cm"/>
      <style:paragraph-properties style:writing-mode="lr-tb"/>
    </style:style>
    <style:style style:name="gr33" style:family="graphic" style:parent-style-name="objectwithoutfill">
      <style:graphic-properties svg:stroke-color="#000000" draw:marker-end="Arrow" draw:marker-end-width="0.3cm" draw:fill="solid" draw:fill-color="#000000" draw:textarea-vertical-align="middle"/>
    </style:style>
    <style:style style:name="gr34" style:family="graphic" style:parent-style-name="objectwithoutfill">
      <style:graphic-properties svg:stroke-color="#000000" draw:marker-start="Arrow" draw:marker-end="Arrow" draw:marker-end-width="0.3cm" draw:fill="solid" draw:textarea-vertical-align="middle"/>
    </style:style>
    <style:style style:name="gr35" style:family="graphic" style:parent-style-name="objectwithoutfill">
      <style:graphic-properties draw:stroke="solid" draw:stroke-dash="Long_20_Dot" svg:stroke-color="#000000" draw:marker-start="Arrow" draw:marker-end="Arrow" draw:marker-end-width="0.3cm" draw:fill="solid" draw:textarea-vertical-align="middle"/>
    </style:style>
    <style:style style:name="gr36" style:family="graphic" style:parent-style-name="objectwithoutfill">
      <style:graphic-properties svg:stroke-color="#000000" draw:marker-start="Rounded_20_short_20_Arrow" draw:marker-end="Arrow" draw:marker-end-width="0.3cm" draw:fill="solid" draw:textarea-vertical-align="middle"/>
    </style:style>
    <style:style style:name="P1" style:family="paragraph">
      <style:paragraph-properties fo:text-align="center" style:writing-mode="lr-tb"/>
      <style:text-properties fo:color="#5983b0" loext:opacity="100%" fo:font-size="18pt"/>
    </style:style>
    <style:style style:name="P2" style:family="paragraph">
      <loext:graphic-properties draw:fill-color="#ffffff"/>
      <style:paragraph-properties fo:text-align="center" style:writing-mode="lr-tb"/>
      <style:text-properties fo:color="#5983b0" loext:opacity="100%" fo:font-size="18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5983b0" loext:opacity="100%"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dee6ef"/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="solid" draw:fill-color="#ffd7d7"/>
      <style:paragraph-properties fo:text-align="center" style:writing-mode="lr-tb"/>
      <style:text-properties fo:font-size="14pt" style:font-size-asian="14pt" style:font-size-complex="14pt"/>
    </style:style>
    <style:style style:name="P8" style:family="paragraph"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loext:graphic-properties draw:fill-color="#e8f2a1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-color="#ffd8ce"/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style:paragraph-properties fo:text-align="center" style:writing-mode="lr-tb"/>
      <style:text-properties fo:font-size="14pt"/>
    </style:style>
    <style:style style:name="P12" style:family="paragraph">
      <loext:graphic-properties draw:fill-color="#ffffd7"/>
      <style:paragraph-properties fo:text-align="center" style:writing-mode="lr-tb"/>
      <style:text-properties fo:font-size="14pt"/>
    </style:style>
    <style:style style:name="P13" style:family="paragraph">
      <style:paragraph-properties fo:text-align="start" style:writing-mode="lr-tb"/>
      <style:text-properties fo:color="#5983b0" loext:opacity="100%" fo:font-size="18pt"/>
    </style:style>
    <style:style style:name="P14" style:family="paragraph">
      <loext:graphic-properties draw:fill-color="#ffffff"/>
      <style:paragraph-properties fo:text-align="start" style:writing-mode="lr-tb"/>
      <style:text-properties fo:color="#5983b0" loext:opacity="100%" fo:font-size="18pt"/>
    </style:style>
    <style:style style:name="P15" style:family="paragraph">
      <loext:graphic-properties draw:fill-color="#b4c7dc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="solid"/>
      <style:paragraph-properties fo:margin-top="0.6cm" fo:margin-bottom="0cm" fo:text-align="center"/>
    </style:style>
    <style:style style:name="P17" style:family="paragraph">
      <loext:graphic-properties draw:fill="solid"/>
      <style:paragraph-properties fo:margin-top="0cm" fo:margin-bottom="0cm" fo:text-align="center"/>
    </style:style>
    <style:style style:name="P18" style:family="paragraph">
      <style:paragraph-properties fo:text-align="center" style:writing-mode="lr-tb"/>
      <style:text-properties style:font-name="Liberation Sans" fo:font-size="12pt" style:font-size-asian="12pt" style:font-size-complex="12pt"/>
    </style:style>
    <style:style style:name="P19" style:family="paragraph">
      <loext:graphic-properties draw:fill-color="#d4ea6b"/>
      <style:paragraph-properties fo:text-align="center" style:writing-mode="lr-tb"/>
      <style:text-properties style:font-name="Liberation Sans" fo:font-size="12pt" style:font-size-asian="12pt" style:font-size-complex="12pt"/>
    </style:style>
    <style:style style:name="P20" style:family="paragraph">
      <loext:graphic-properties draw:fill="solid" draw:fill-color="#ffffd7"/>
      <style:paragraph-properties fo:text-align="center" style:writing-mode="lr-tb"/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-color="#e0c2cd"/>
      <style:paragraph-properties fo:text-align="center" style:writing-mode="lr-tb"/>
      <style:text-properties fo:font-size="14pt"/>
    </style:style>
    <style:style style:name="P23" style:family="paragraph">
      <loext:graphic-properties draw:fill-color="#e0c2cd"/>
      <style:paragraph-properties fo:text-align="center" style:writing-mode="lr-tb"/>
      <style:text-properties fo:font-size="14pt" style:font-size-asian="14pt" style:font-size-complex="14pt"/>
    </style:style>
    <style:style style:name="P24" style:family="paragraph">
      <style:paragraph-properties fo:text-align="center" style:writing-mode="lr-tb"/>
    </style:style>
    <style:style style:name="P25" style:family="paragraph">
      <loext:graphic-properties draw:fill-color="#ffffff"/>
      <style:paragraph-properties fo:text-align="center" style:writing-mode="lr-tb"/>
    </style:style>
    <style:style style:name="P26" style:family="paragraph">
      <style:paragraph-properties fo:text-align="center" style:writing-mode="lr-tb"/>
      <style:text-properties fo:color="#5983b0" loext:opacity="100%"/>
    </style:style>
    <style:style style:name="P27" style:family="paragraph">
      <loext:graphic-properties draw:fill-color="#ffffff"/>
      <style:paragraph-properties fo:text-align="center" style:writing-mode="lr-tb"/>
      <style:text-properties fo:color="#5983b0" loext:opacity="100%"/>
    </style:style>
    <style:style style:name="P28" style:family="paragraph">
      <loext:graphic-properties draw:fill="none" draw:fill-color="#ffffff"/>
      <style:paragraph-properties fo:text-align="center" style:writing-mode="lr-tb"/>
      <style:text-properties fo:color="#5983b0" loext:opacity="100%"/>
    </style:style>
    <style:style style:name="P29" style:family="paragraph">
      <loext:graphic-properties draw:fill="solid" draw:fill-color="#000000"/>
      <style:paragraph-properties fo:text-align="center"/>
    </style:style>
    <style:style style:name="T1" style:family="text">
      <style:text-properties fo:color="#5983b0" loext:opacity="100%" fo:font-size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font-size="14pt"/>
    </style:style>
    <style:style style:name="T5" style:family="text">
      <style:text-properties style:font-name="Liberation Sans" fo:font-size="12pt" style:font-size-asian="12pt" style:font-size-complex="1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5983b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2cm" svg:height="0.9cm" svg:x="2.2cm" svg:y="3.5cm">
          <text:p text:style-name="P1"><text:span text:style-name="T1">StarkNet Network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9cm" svg:y1="5.4cm" svg:x2="18.7cm" svg:y2="5.4cm">
          <text:p/>
        </draw:line>
        <draw:custom-shape draw:style-name="gr3" draw:text-style-name="P4" draw:layer="layout" svg:width="2.9cm" svg:height="0.8cm" svg:x="1.5cm" svg:y="10.1cm">
          <text:p text:style-name="P1"><text:span text:style-name="T1">DAP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9cm" svg:height="0.8cm" svg:x="2cm" svg:y="6.8cm">
          <text:p text:style-name="P1"><text:span text:style-name="T1">Starknet.j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9cm" svg:y1="9.7cm" svg:x2="18.7cm" svg:y2="9.7cm">
          <text:p/>
        </draw:line>
        <draw:line draw:style-name="gr2" draw:text-style-name="P3" draw:layer="layout" svg:x1="10.6cm" svg:y1="21.8cm" svg:x2="10.485cm" svg:y2="10.4cm">
          <text:p/>
        </draw:line>
        <draw:custom-shape draw:style-name="gr3" draw:text-style-name="P4" draw:layer="layout" svg:width="2.9cm" svg:height="0.8cm" svg:x="16.9cm" svg:y="14.3cm">
          <text:p text:style-name="P1"><text:span text:style-name="T1">Fronten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9cm" svg:height="0.8cm" svg:x="1.4cm" svg:y="14.4cm">
          <text:p text:style-name="P1"><text:span text:style-name="T1">Backend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6cm" svg:height="2cm" svg:x="9.4cm" svg:y="2.9cm">
          <draw:text-box>
            <text:p text:style-name="P5"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a</text:span><text:span text:style-name="T2">t</text:span><text:span text:style-name="T2">i</text:span><text:span text:style-name="T2">o</text:span><text:span text:style-name="T2">n</text:span><text:span text:style-name="T2"> </text:span><text:span text:style-name="T2">:</text:span><text:span text:style-name="T2"> </text:span><text:span text:style-name="T3">e</text:span><text:span text:style-name="T3">x</text:span><text:span text:style-name="T3">p</text:span><text:span text:style-name="T3">e</text:span><text:span text:style-name="T3">n</text:span><text:span text:style-name="T3">s</text:span><text:span text:style-name="T3">i</text:span><text:span text:style-name="T3">v</text:span><text:span text:style-name="T3">e</text:span></text:p>
            <text:p text:style-name="P5"><text:span text:style-name="T2">S</text:span><text:span text:style-name="T2">t</text:span><text:span text:style-name="T2">o</text:span><text:span text:style-name="T2">r</text:span><text:span text:style-name="T2">a</text:span><text:span text:style-name="T2">g</text:span><text:span text:style-name="T2">e</text:span><text:span text:style-name="T2"> </text:span><text:span text:style-name="T2">:</text:span><text:span text:style-name="T2"> </text:span><text:span text:style-name="T2">v</text:span><text:span text:style-name="T2">e</text:span><text:span text:style-name="T2">r</text:span><text:span text:style-name="T2">y</text:span><text:span text:style-name="T2"> </text:span><text:span text:style-name="T2">e</text:span><text:span text:style-name="T2">x</text:span><text:span text:style-name="T2">p</text:span><text:span text:style-name="T2">e</text:span><text:span text:style-name="T2">n</text:span><text:span text:style-name="T2">s</text:span><text:span text:style-name="T2">i</text:span><text:span text:style-name="T2">v</text:span><text:span text:style-name="T2">e</text:span></text:p>
            <text:p text:style-name="P5"><text:span text:style-name="T2">S</text:span><text:span text:style-name="T2">a</text:span><text:span text:style-name="T2">f</text:span><text:span text:style-name="T2">e</text:span><text:span text:style-name="T2">t</text:span><text:span text:style-name="T2">y</text:span><text:span text:style-name="T2"> </text:span><text:span text:style-name="T2">:</text:span><text:span text:style-name="T2"> </text:span><text:span text:style-name="T2">v</text:span><text:span text:style-name="T2">e</text:span><text:span text:style-name="T2">r</text:span><text:span text:style-name="T2">y</text:span><text:span text:style-name="T2"> </text:span><text:span text:style-name="T2">h</text:span><text:span text:style-name="T2">i</text:span><text:span text:style-name="T2">g</text:span><text:span text:style-name="T2">h</text:span></text:p>
          </draw:text-box>
        </draw:frame>
        <draw:frame draw:style-name="gr5" draw:text-style-name="P6" draw:layer="layout" svg:width="6cm" svg:height="2cm" svg:x="2.1cm" svg:y="11.6cm">
          <draw:text-box>
            <text:p text:style-name="P5"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a</text:span><text:span text:style-name="T2">t</text:span><text:span text:style-name="T2">i</text:span><text:span text:style-name="T2">o</text:span><text:span text:style-name="T2">n</text:span><text:span text:style-name="T2"> </text:span><text:span text:style-name="T2">:</text:span><text:span text:style-name="T2"> </text:span><text:span text:style-name="T2">c</text:span><text:span text:style-name="T2">h</text:span><text:span text:style-name="T2">e</text:span><text:span text:style-name="T2">a</text:span><text:span text:style-name="T2">p</text:span></text:p>
            <text:p text:style-name="P5"><text:span text:style-name="T2">S</text:span><text:span text:style-name="T2">t</text:span><text:span text:style-name="T2">o</text:span><text:span text:style-name="T2">r</text:span><text:span text:style-name="T2">a</text:span><text:span text:style-name="T2">g</text:span><text:span text:style-name="T2">e</text:span><text:span text:style-name="T2"> </text:span><text:span text:style-name="T2">:</text:span><text:span text:style-name="T2"> </text:span><text:span text:style-name="T2">c</text:span><text:span text:style-name="T2">h</text:span><text:span text:style-name="T2">e</text:span><text:span text:style-name="T2">a</text:span><text:span text:style-name="T2">p</text:span></text:p>
            <text:p text:style-name="P5"><text:span text:style-name="T2">S</text:span><text:span text:style-name="T2">a</text:span><text:span text:style-name="T2">f</text:span><text:span text:style-name="T2">e</text:span><text:span text:style-name="T2">t</text:span><text:span text:style-name="T2">y</text:span><text:span text:style-name="T2"> </text:span><text:span text:style-name="T2">:</text:span><text:span text:style-name="T2"> </text:span><text:span text:style-name="T2">m</text:span><text:span text:style-name="T2">e</text:span><text:span text:style-name="T2">d</text:span><text:span text:style-name="T2">i</text:span><text:span text:style-name="T2">u</text:span><text:span text:style-name="T2">m</text:span></text:p>
          </draw:text-box>
        </draw:frame>
        <draw:frame draw:style-name="gr5" draw:text-style-name="P6" draw:layer="layout" svg:width="6cm" svg:height="2cm" svg:x="11.9cm" svg:y="11.7cm">
          <draw:text-box>
            <text:p text:style-name="P5"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a</text:span><text:span text:style-name="T2">t</text:span><text:span text:style-name="T2">i</text:span><text:span text:style-name="T2">o</text:span><text:span text:style-name="T2">n</text:span><text:span text:style-name="T2"> </text:span><text:span text:style-name="T2">:</text:span><text:span text:style-name="T2"> </text:span><text:span text:style-name="T2">v</text:span><text:span text:style-name="T2">e</text:span><text:span text:style-name="T2">r</text:span><text:span text:style-name="T2">y</text:span><text:span text:style-name="T2"> </text:span><text:span text:style-name="T2">c</text:span><text:span text:style-name="T2">h</text:span><text:span text:style-name="T2">e</text:span><text:span text:style-name="T2">a</text:span><text:span text:style-name="T2">p</text:span></text:p>
            <text:p text:style-name="P5"><text:span text:style-name="T2">S</text:span><text:span text:style-name="T2">t</text:span><text:span text:style-name="T2">o</text:span><text:span text:style-name="T2">r</text:span><text:span text:style-name="T2">a</text:span><text:span text:style-name="T2">g</text:span><text:span text:style-name="T2">e</text:span><text:span text:style-name="T2"> </text:span><text:span text:style-name="T2">:</text:span><text:span text:style-name="T2"> </text:span><text:span text:style-name="T2">v</text:span><text:span text:style-name="T2">e</text:span><text:span text:style-name="T2">r</text:span><text:span text:style-name="T2">y</text:span><text:span text:style-name="T2"> </text:span><text:span text:style-name="T2">c</text:span><text:span text:style-name="T2">h</text:span><text:span text:style-name="T2">e</text:span><text:span text:style-name="T2">a</text:span><text:span text:style-name="T2">p</text:span></text:p>
            <text:p text:style-name="P5"><text:span text:style-name="T2">S</text:span><text:span text:style-name="T2">a</text:span><text:span text:style-name="T2">f</text:span><text:span text:style-name="T2">e</text:span><text:span text:style-name="T2">t</text:span><text:span text:style-name="T2">y</text:span><text:span text:style-name="T2"> </text:span><text:span text:style-name="T2">:</text:span><text:span text:style-name="T2"> </text:span><text:span text:style-name="T2">l</text:span><text:span text:style-name="T2">o</text:span><text:span text:style-name="T2">w</text:span></text:p>
          </draw:text-box>
        </draw:frame>
      </draw:page>
      <draw:page draw:name="page2" draw:style-name="dp1" draw:master-page-name="Standard">
        <draw:custom-shape draw:style-name="gr1" draw:text-style-name="P2" draw:layer="layout" svg:width="5.2cm" svg:height="0.9cm" svg:x="2cm" svg:y="3.9cm">
          <text:p text:style-name="P1"><text:span text:style-name="T1">StarkNet Network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9cm" svg:y1="5.4cm" svg:x2="18.7cm" svg:y2="5.4cm">
          <text:p/>
        </draw:line>
        <draw:custom-shape draw:style-name="gr3" draw:text-style-name="P4" draw:layer="layout" svg:width="2.9cm" svg:height="0.8cm" svg:x="1.5cm" svg:y="10.1cm">
          <text:p text:style-name="P1"><text:span text:style-name="T1">DAP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9cm" svg:height="0.8cm" svg:x="2cm" svg:y="6.8cm">
          <text:p text:style-name="P1"><text:span text:style-name="T1">Starknet.j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9cm" svg:y1="9.7cm" svg:x2="18.7cm" svg:y2="9.7cm">
          <text:p/>
        </draw:line>
        <draw:line draw:style-name="gr2" draw:text-style-name="P3" draw:layer="layout" svg:x1="10.6cm" svg:y1="21.8cm" svg:x2="10.485cm" svg:y2="10.4cm">
          <text:p/>
        </draw:line>
        <draw:custom-shape draw:style-name="gr6" draw:text-style-name="P4" draw:layer="layout" svg:width="3.5cm" svg:height="0.8cm" svg:x="15.7cm" svg:y="13.9cm">
          <text:p text:style-name="P1"><text:span text:style-name="T1">Frontend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5cm" svg:height="0.8cm" svg:x="1.3cm" svg:y="14.1cm">
          <text:p text:style-name="P1"><text:span text:style-name="T1">Backend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9cm" svg:height="1.5cm" svg:x="9.2cm" svg:y="3.3cm">
          <draw:text-box>
            <text:p text:style-name="P5"><text:span text:style-name="T2">S</text:span><text:span text:style-name="T2">t</text:span><text:span text:style-name="T2">o</text:span><text:span text:style-name="T2">r</text:span><text:span text:style-name="T2">a</text:span><text:span text:style-name="T2">g</text:span><text:span text:style-name="T2">e</text:span><text:span text:style-name="T2"> </text:span><text:span text:style-name="T2">:</text:span></text:p>
            <text:p text:style-name="P5"><text:span text:style-name="T2">R</text:span><text:span text:style-name="T2">o</text:span><text:span text:style-name="T2">o</text:span><text:span text:style-name="T2">t</text:span><text:span text:style-name="T2"> </text:span><text:span text:style-name="T2">o</text:span><text:span text:style-name="T2">f</text:span><text:span text:style-name="T2"> </text:span><text:span text:style-name="T2">t</text:span><text:span text:style-name="T2">r</text:span><text:span text:style-name="T2">e</text:span><text:span text:style-name="T2">e</text:span><text:span text:style-name="T2">.</text:span></text:p>
          </draw:text-box>
        </draw:frame>
        <draw:frame draw:style-name="gr8" draw:text-style-name="P7" draw:layer="layout" svg:width="7.5cm" svg:height="1.416cm" svg:x="2.1cm" svg:y="11.384cm">
          <draw:text-box>
            <text:p text:style-name="P5"><text:span text:style-name="T2">S</text:span><text:span text:style-name="T2">t</text:span><text:span text:style-name="T2">o</text:span><text:span text:style-name="T2">r</text:span><text:span text:style-name="T2">a</text:span><text:span text:style-name="T2">g</text:span><text:span text:style-name="T2">e</text:span><text:span text:style-name="T2"> </text:span><text:span text:style-name="T2">:</text:span></text:p>
            <text:p text:style-name="P5"><text:span text:style-name="T2">M</text:span><text:span text:style-name="T2">e</text:span><text:span text:style-name="T2">r</text:span><text:span text:style-name="T2">k</text:span><text:span text:style-name="T2">l</text:span><text:span text:style-name="T2">e</text:span><text:span text:style-name="T2"> </text:span><text:span text:style-name="T2">t</text:span><text:span text:style-name="T2">r</text:span><text:span text:style-name="T2">e</text:span><text:span text:style-name="T2">e</text:span><text:span text:style-name="T2"> </text:span><text:span text:style-name="T2">l</text:span><text:span text:style-name="T2">e</text:span><text:span text:style-name="T2">a</text:span><text:span text:style-name="T2">v</text:span><text:span text:style-name="T2">e</text:span><text:span text:style-name="T2">s</text:span><text:span text:style-name="T2"> </text:span><text:span text:style-name="T2">a</text:span><text:span text:style-name="T2">n</text:span><text:span text:style-name="T2">d</text:span><text:span text:style-name="T2"> </text:span><text:span text:style-name="T2">n</text:span><text:span text:style-name="T2">o</text:span><text:span text:style-name="T2">d</text:span><text:span text:style-name="T2">e</text:span><text:span text:style-name="T2">s</text:span><text:span text:style-name="T2">.</text:span></text:p>
          </draw:text-box>
        </draw:frame>
      </draw:page>
      <draw:page draw:name="page3" draw:style-name="dp1" draw:master-page-name="Standard">
        <draw:custom-shape draw:style-name="gr9" draw:text-style-name="P9" draw:layer="layout" svg:width="14.9cm" svg:height="5.1cm" svg:x="4.6cm" svg:y="1.2cm">
          <text:p text:style-name="P8"><text:span text:style-name="T2">Smartcontract</text:span></text:p>
          <text:p text:style-name="P8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11" draw:id="id11" draw:layer="layout" svg:width="4cm" svg:height="0.9cm" svg:x="6.2cm" svg:y="5cm">
          <text:p text:style-name="P8"><text:span text:style-name="T2">Storage of root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xml:id="id3" draw:id="id3" draw:layer="layout" svg:width="2.9cm" svg:height="1.5cm" svg:x="12.35cm" svg:y="16.1cm">
          <text:p text:style-name="P11"><text:span text:style-name="T4">Get tree proo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5.6cm" svg:height="0.8cm" svg:x="0.5cm" svg:y="6.4cm">
          <text:p text:style-name="P1"><text:span text:style-name="T1"><text:s/></text:span><text:span text:style-name="T1">Starknet network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7.3cm" svg:x2="19.7cm" svg:y2="7.3cm">
          <text:p/>
        </draw:line>
        <draw:custom-shape draw:style-name="gr3" draw:text-style-name="P4" draw:layer="layout" svg:width="2.9cm" svg:height="0.8cm" svg:x="0.8cm" svg:y="11.6cm">
          <text:p text:style-name="P1"><text:span text:style-name="T1">DAPP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1.1cm" svg:height="0.8cm" svg:x="0.8cm" svg:y="7.7cm">
          <text:p text:style-name="P13"><text:span text:style-name="T1">Starknet.js &amp; </text:span></text:p>
          <text:p text:style-name="P13"><text:span text:style-name="T1">Starknet-merkle-tree 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1.568cm" svg:x2="19.7cm" svg:y2="11.568cm">
          <text:p/>
        </draw:line>
        <draw:custom-shape draw:style-name="gr14" draw:text-style-name="P15" xml:id="id8" draw:id="id8" draw:layer="layout" svg:width="3.3cm" svg:height="1.5cm" svg:x="2.1cm" svg:y="9cm">
          <text:p text:style-name="P8"><text:span text:style-name="T2">Create </text:span></text:p>
          <text:p text:style-name="P8"><text:span text:style-name="T2">Merkle tr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xml:id="id7" draw:id="id7" draw:layer="layout" svg:width="2.9cm" svg:height="1.5cm" svg:x="15.2cm" svg:y="8.3cm">
          <text:p text:style-name="P8"><text:span text:style-name="T2">Account. </text:span></text:p>
          <text:p text:style-name="P8"><text:span text:style-name="T2">execute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xml:id="id10" draw:id="id10" draw:layer="layout" svg:width="2.9cm" svg:height="1.5cm" svg:x="6.8cm" svg:y="9cm">
          <text:p text:style-name="P8"><text:span text:style-name="T2">Contract.</text:span></text:p>
          <text:p text:style-name="P8"><text:span text:style-name="T2"><text:s/></text:span><text:span text:style-name="T2">invo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6" draw:layer="layout" draw:type="line" svg:x1="13.5cm" svg:y1="3.55cm" svg:x2="14.1cm" svg:y2="3cm" draw:start-shape="id1" draw:end-shape="id2" draw:end-glue-point="3" svg:d="M13500 3550l600-550" svg:viewBox="0 0 601 551">
          <text:p/>
        </draw:connector>
        <draw:connector draw:style-name="gr16" draw:text-style-name="P16" draw:layer="layout" draw:type="line" svg:x1="13.8cm" svg:y1="17.6cm" svg:x2="13.8cm" svg:y2="18.9cm" draw:start-shape="id3" draw:start-glue-point="2" draw:end-shape="id4" svg:d="M13800 17600v1300" svg:viewBox="0 0 1 1301">
          <text:p/>
        </draw:connector>
        <draw:connector draw:style-name="gr16" draw:text-style-name="P16" draw:layer="layout" draw:type="line" svg:x1="13.8cm" svg:y1="14.4cm" svg:x2="13.8cm" svg:y2="16.1cm" draw:start-shape="id5" draw:end-shape="id3" draw:end-glue-point="0" svg:d="M13800 14400v1700" svg:viewBox="0 0 1 1701">
          <text:p/>
        </draw:connector>
        <draw:connector draw:style-name="gr16" draw:text-style-name="P16" draw:layer="layout" draw:type="line" svg:x1="9.5cm" svg:y1="16.85cm" svg:x2="12.35cm" svg:y2="16.85cm" draw:start-shape="id6" draw:start-glue-point="1" draw:end-shape="id3" draw:end-glue-point="3" svg:d="M9500 16850h2850" svg:viewBox="0 0 2851 1">
          <text:p/>
        </draw:connector>
        <draw:connector draw:style-name="gr17" draw:text-style-name="P17" draw:layer="layout" draw:type="line" svg:x1="16.65cm" svg:y1="8.3cm" svg:x2="10.9cm" svg:y2="4.6cm" draw:start-shape="id7" draw:start-glue-point="0" draw:end-shape="id1" draw:end-glue-point="2" svg:d="M16650 8300l-5750-3700" svg:viewBox="0 0 5751 3701">
          <text:p/>
        </draw:connector>
        <draw:connector draw:style-name="gr16" draw:text-style-name="P16" draw:layer="layout" draw:type="line" svg:x1="3.75cm" svg:y1="10.5cm" svg:x2="7.476cm" svg:y2="12.743cm" draw:start-shape="id8" draw:start-glue-point="2" draw:end-shape="id9" draw:end-glue-point="0" svg:d="M3750 10500l3726 2243" svg:viewBox="0 0 3727 2244">
          <text:p/>
        </draw:connector>
        <draw:connector draw:style-name="gr16" draw:text-style-name="P16" draw:layer="layout" draw:type="line" svg:x1="8.25cm" svg:y1="9cm" svg:x2="8.2cm" svg:y2="5.9cm" draw:start-shape="id10" draw:start-glue-point="0" draw:end-shape="id11" draw:end-glue-point="2" svg:d="M8250 9000l-50-3100" svg:viewBox="0 0 51 3101">
          <text:p/>
        </draw:connector>
        <draw:line draw:style-name="gr2" draw:text-style-name="P3" draw:layer="layout" svg:x1="10.6cm" svg:y1="21.8cm" svg:x2="10.5cm" svg:y2="11.97cm">
          <text:p/>
        </draw:line>
        <draw:custom-shape draw:style-name="gr18" draw:text-style-name="P4" draw:layer="layout" svg:width="3.7cm" svg:height="0.8cm" svg:x="15.6cm" svg:y="20.6cm">
          <text:p text:style-name="P1"><text:span text:style-name="T1">Frontend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4cm" svg:height="0.8cm" svg:x="3.3cm" svg:y="20.1cm">
          <text:p text:style-name="P1"><text:span text:style-name="T1">Backend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xml:id="id2" draw:id="id2" draw:layer="layout" svg:width="4.8cm" svg:height="1.4cm" svg:x="14.1cm" svg:y="2.3cm">
          <text:p text:style-name="P8"><text:span text:style-name="T2">Storage of airdrops </text:span></text:p>
          <text:p text:style-name="P8"><text:span text:style-name="T2">already performed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xml:id="id1" draw:id="id1" draw:layer="layout" svg:width="5.2cm" svg:height="2.1cm" svg:x="8.3cm" svg:y="2.5cm">
          <text:p text:style-name="P18"><text:span text:style-name="T5">Check proof </text:span><text:span text:style-name="T5">with root,</text:span><text:span text:style-name="T6"><text:line-break/></text:span><text:span text:style-name="T5">perform </text:span><text:span text:style-name="T5">airdrop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xml:id="id5" draw:id="id5" draw:layer="layout" svg:width="3.6cm" svg:height="2.3cm" svg:x="12cm" svg:y="12.1cm">
          <text:p text:style-name="P8"><text:span text:style-name="T2">User provides its account address</text:span></text:p>
          <draw:enhanced-geometry svg:viewBox="0 0 21600 21600" draw:path-stretchpoint-x="10800" draw:path-stretchpoint-y="10800" draw:text-areas="?f3 ?f4 ?f5 ?f6" draw:type="round-rectangle" draw:modifiers="5801.30378096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xml:id="id4" draw:id="id4" draw:layer="layout" svg:width="2.9cm" svg:height="2cm" svg:x="12.35cm" svg:y="18.9cm">
          <text:p text:style-name="P11"><text:span text:style-name="T4">Request to perform airdr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3" draw:layer="layout" svg:x1="15.25cm" svg:y1="19.9cm" svg:x2="16.65cm" svg:y2="9.8cm" draw:start-shape="id4" draw:start-glue-point="1" draw:end-shape="id7" draw:end-glue-point="2" svg:d="M15250 19900h1400v-10100" svg:viewBox="0 0 1401 10101">
          <text:p/>
        </draw:connector>
        <draw:frame draw:style-name="gr25" draw:text-style-name="P21" draw:layer="layout" svg:width="1.556cm" svg:height="1.195cm" svg:x="7.4cm" svg:y="1.8cm">
          <draw:text-box>
            <text:p><text:span text:style-name="T7">3️⃣</text:span></text:p>
          </draw:text-box>
        </draw:frame>
        <draw:frame draw:style-name="gr26" draw:text-style-name="P21" draw:layer="layout" svg:width="1.9cm" svg:height="1.3cm" svg:x="11.2cm" svg:y="11.6cm">
          <draw:text-box>
            <text:p><text:span text:style-name="T7">2️⃣</text:span></text:p>
          </draw:text-box>
        </draw:frame>
        <draw:frame draw:style-name="gr25" draw:text-style-name="P21" draw:layer="layout" svg:width="1.556cm" svg:height="1.195cm" svg:x="1.16cm" svg:y="9.978cm">
          <draw:text-box>
            <text:p><text:span text:style-name="T7">1⃣</text:span></text:p>
          </draw:text-box>
        </draw:frame>
        <draw:custom-shape draw:style-name="gr27" draw:text-style-name="P22" xml:id="id9" draw:id="id9" draw:layer="layout" svg:width="2.9cm" svg:height="2cm" svg:x="6.026cm" svg:y="12.743cm">
          <text:p text:style-name="P11"><text:span text:style-name="T4">Store Merkle tr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6" draw:layer="layout" draw:type="line" svg:x1="5.4cm" svg:y1="9.75cm" svg:x2="6.8cm" svg:y2="9.75cm" draw:start-shape="id8" draw:start-glue-point="1" draw:end-shape="id10" draw:end-glue-point="3" svg:d="M5400 9750h1400" svg:viewBox="0 0 1401 1">
          <text:p/>
        </draw:connector>
        <draw:custom-shape draw:style-name="gr28" draw:text-style-name="P23" xml:id="id6" draw:id="id6" draw:layer="layout" svg:width="2.9cm" svg:height="1.5cm" svg:x="6.6cm" svg:y="16.1cm">
          <text:p text:style-name="P8"><text:span text:style-name="T2">Get proof from tre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Standard">
        <draw:custom-shape draw:style-name="gr29" draw:text-style-name="P25" xml:id="id17" draw:id="id17" draw:layer="layout" svg:width="2.9cm" svg:height="0.9cm" svg:x="9.1cm" svg:y="5.4cm">
          <text:p text:style-name="P24">Provider</text:p>
          <draw:enhanced-geometry svg:viewBox="0 0 21600 21600" draw:type="rectangle" draw:enhanced-path="M 0 0 L 21600 0 21600 21600 0 21600 0 0 Z N"/>
        </draw:custom-shape>
        <draw:custom-shape draw:style-name="gr30" draw:text-style-name="P25" xml:id="id14" draw:id="id14" draw:layer="layout" svg:width="4cm" svg:height="1.5cm" svg:x="8.5cm" svg:y="14.2cm">
          <text:p text:style-name="P24">Your DA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xml:id="id18" draw:id="id18" draw:layer="layout" svg:width="2.9cm" svg:height="1cm" svg:x="9.1cm" svg:y="2.3cm">
          <text:p text:style-name="P24">Starknet</text:p>
          <draw:enhanced-geometry svg:viewBox="0 0 21600 21600" draw:type="rectangle" draw:enhanced-path="M 0 0 L 21600 0 21600 21600 0 21600 0 0 Z N"/>
        </draw:custom-shape>
        <draw:custom-shape draw:style-name="gr32" draw:text-style-name="P25" xml:id="id16" draw:id="id16" draw:layer="layout" svg:width="2.9cm" svg:height="1.5cm" svg:x="2.8cm" svg:y="11.2cm">
          <text:p text:style-name="P24">Signer</text:p>
          <draw:enhanced-geometry svg:viewBox="0 0 21600 21600" draw:type="rectangle" draw:enhanced-path="M 0 0 L 21600 0 21600 21600 0 21600 0 0 Z N"/>
        </draw:custom-shape>
        <draw:custom-shape draw:style-name="gr4" draw:text-style-name="P27" draw:layer="layout" svg:width="2.9cm" svg:height="0.8cm" svg:x="2.3cm" svg:y="2.5cm">
          <text:p text:style-name="P26"><text:span text:style-name="T8">Network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cm" svg:y1="4.3cm" svg:x2="18.8cm" svg:y2="4.3cm">
          <text:p/>
        </draw:line>
        <draw:custom-shape draw:style-name="gr3" draw:text-style-name="P28" draw:layer="layout" svg:width="2.9cm" svg:height="0.8cm" svg:x="2.5cm" svg:y="14.6cm">
          <text:p text:style-name="P26"><text:span text:style-name="T8">Your website</text:span></text:p>
          <draw:enhanced-geometry svg:viewBox="0 0 21600 21600" draw:type="rectangle" draw:enhanced-path="M 0 0 L 21600 0 21600 21600 0 21600 0 0 Z N"/>
        </draw:custom-shape>
        <draw:custom-shape draw:style-name="gr4" draw:text-style-name="P27" draw:layer="layout" svg:width="2.9cm" svg:height="0.8cm" svg:x="2cm" svg:y="6.8cm">
          <text:p text:style-name="P26"><text:span text:style-name="T8">Starknet.j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7cm" svg:y1="13.7cm" svg:x2="18.5cm" svg:y2="13.7cm">
          <text:p/>
        </draw:line>
        <draw:custom-shape draw:style-name="gr32" draw:text-style-name="P25" xml:id="id15" draw:id="id15" draw:layer="layout" svg:width="2.9cm" svg:height="1.5cm" svg:x="5.1cm" svg:y="8.6cm">
          <text:p text:style-name="P24">Util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xml:id="id12" draw:id="id12" draw:layer="layout" svg:width="2.9cm" svg:height="1.5cm" svg:x="11.6cm" svg:y="8.6cm">
          <text:p text:style-name="P24">Account</text:p>
          <draw:enhanced-geometry svg:viewBox="0 0 21600 21600" draw:type="rectangle" draw:enhanced-path="M 0 0 L 21600 0 21600 21600 0 21600 0 0 Z N"/>
        </draw:custom-shape>
        <draw:custom-shape draw:style-name="gr32" draw:text-style-name="P25" xml:id="id13" draw:id="id13" draw:layer="layout" svg:width="2.9cm" svg:height="1.5cm" svg:x="16.4cm" svg:y="8.6cm">
          <text:p text:style-name="P24">Contract</text:p>
          <draw:enhanced-geometry svg:viewBox="0 0 21600 21600" draw:type="rectangle" draw:enhanced-path="M 0 0 L 21600 0 21600 21600 0 21600 0 0 Z N"/>
        </draw:custom-shape>
        <draw:connector draw:style-name="gr33" draw:text-style-name="P29" draw:layer="layout" svg:x1="14.5cm" svg:y1="9.35cm" svg:x2="16.4cm" svg:y2="9.35cm" draw:start-shape="id12" draw:start-glue-point="1" draw:end-shape="id13" draw:end-glue-point="3" svg:d="M14500 9350h1900" svg:viewBox="0 0 1901 1">
          <text:p/>
        </draw:connector>
        <draw:connector draw:style-name="gr34" draw:text-style-name="P16" draw:layer="layout" draw:type="line" svg:x1="10.5cm" svg:y1="14.2cm" svg:x2="13.05cm" svg:y2="10.1cm" draw:start-shape="id14" draw:start-glue-point="0" draw:end-shape="id12" draw:end-glue-point="2" svg:d="M10500 14200l2550-4100" svg:viewBox="0 0 2551 4101">
          <text:p/>
        </draw:connector>
        <draw:connector draw:style-name="gr34" draw:text-style-name="P16" draw:layer="layout" draw:type="line" svg:x1="12.5cm" svg:y1="14.95cm" svg:x2="17.85cm" svg:y2="10.1cm" draw:start-shape="id14" draw:start-glue-point="1" draw:end-shape="id13" draw:end-glue-point="2" svg:d="M12500 14950l5350-4850" svg:viewBox="0 0 5351 4851">
          <text:p/>
        </draw:connector>
        <draw:connector draw:style-name="gr34" draw:text-style-name="P16" draw:layer="layout" draw:type="line" svg:x1="8.5cm" svg:y1="14.95cm" svg:x2="6.55cm" svg:y2="10.1cm" draw:start-shape="id14" draw:end-shape="id15" draw:end-glue-point="2" svg:d="M8500 14950l-1950-4850" svg:viewBox="0 0 1951 4851">
          <text:p/>
        </draw:connector>
        <draw:connector draw:style-name="gr34" draw:text-style-name="P16" draw:layer="layout" draw:type="line" svg:x1="8.5cm" svg:y1="14.95cm" svg:x2="5.7cm" svg:y2="11.95cm" draw:start-shape="id14" draw:start-glue-point="3" draw:end-shape="id16" draw:end-glue-point="1" svg:d="M8500 14950l-2800-3000" svg:viewBox="0 0 2801 3001">
          <text:p/>
        </draw:connector>
        <draw:connector draw:style-name="gr34" draw:text-style-name="P16" draw:layer="layout" draw:type="line" svg:x1="10.5cm" svg:y1="14.2cm" svg:x2="10.55cm" svg:y2="6.3cm" draw:end-shape="id17" draw:end-glue-point="2" svg:d="M10500 14200l50-7900" svg:viewBox="0 0 51 7901">
          <text:p/>
        </draw:connector>
        <draw:connector draw:style-name="gr35" draw:text-style-name="P17" draw:layer="layout" draw:type="line" svg:x1="17.85cm" svg:y1="8.6cm" svg:x2="12cm" svg:y2="5.85cm" draw:start-shape="id13" draw:start-glue-point="0" draw:end-shape="id17" draw:end-glue-point="1" svg:d="M17850 8600l-5850-2750" svg:viewBox="0 0 5851 2751">
          <text:p/>
        </draw:connector>
        <draw:connector draw:style-name="gr34" draw:text-style-name="P16" draw:layer="layout" draw:type="line" svg:x1="13.05cm" svg:y1="8.6cm" svg:x2="10.55cm" svg:y2="6.3cm" draw:start-shape="id12" draw:start-glue-point="0" draw:end-shape="id17" draw:end-glue-point="2" svg:d="M13050 8600l-2500-2300" svg:viewBox="0 0 2501 2301">
          <text:p/>
        </draw:connector>
        <draw:connector draw:style-name="gr36" draw:text-style-name="P16" draw:layer="layout" draw:type="line" svg:x1="10.55cm" svg:y1="5.4cm" svg:x2="10.55cm" svg:y2="3.3cm" draw:start-shape="id17" draw:end-shape="id18" draw:end-glue-point="2" svg:d="M10550 5400v-2100" svg:viewBox="0 0 1 2101">
          <text:p/>
        </draw:connector>
      </draw:page>
      <draw:page draw:name="page5" draw:style-name="dp1" draw:master-page-name="Standard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3" draw:display-name="Dashed (var) 3" draw:style="rect" draw:dots1="1" draw:dots1-length="0.02cm" draw:dots2="1" draw:dots2-length="0.02cm" draw:distance="0.02cm"/>
    <draw:stroke-dash draw:name="Double_20_Dash_20_Dot_20_Dot" draw:display-name="Double Dash Dot Dot" draw:style="rect" draw:dots1="1" draw:dots1-length="1100%" draw:dots2="2" draw:dots2-length="100%" draw:distance="5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3T17:57:13.797196517</meta:creation-date>
    <dc:date>2024-01-21T18:02:06.696644398</dc:date>
    <meta:editing-duration>PT9H13M36S</meta:editing-duration>
    <meta:editing-cycles>7</meta:editing-cycles>
    <meta:generator>LibreOffice/7.3.7.2$Linux_X86_64 LibreOffice_project/30$Build-2</meta:generator>
    <meta:document-statistic meta:object-count="74"/>
  </office:meta>
</office:document-meta>
</file>